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942" officeooo:paragraph-rsid="001d9942"/>
    </style:style>
    <style:style style:name="P2" style:family="paragraph" style:parent-style-name="Standard">
      <style:text-properties officeooo:rsid="001f7596" officeooo:paragraph-rsid="001f7596"/>
    </style:style>
    <style:style style:name="T1" style:family="text">
      <style:text-properties officeooo:rsid="001f7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i cometes alguno de los errores comentados en clase que no se pueden permitir, la nota maxima del examen sera de 4</text:p>
      <text:p text:style-name="Standard"/>
      <text:p text:style-name="P1">El codigo entrgado tiene que compilar sin problemas</text:p>
      <text:p text:style-name="P1">De cada ejercicio tendra su propia nota, se especificara la nota minima. Si no se alcanza esa nota minima, la nota del examen sera 4 como maximo.</text:p>
      <text:p text:style-name="P1"/>
      <text:p text:style-name="P2">ERRORES INPERDONABLES</text:p>
      <text:p text:style-name="P2"/>
      <text:p text:style-name="P2">Recorrer la lista para devolver un unico valor</text:p>
      <text:p text:style-name="P2">index == i</text:p>
      <text:p text:style-name="P2"/>
      <text:p text:style-name="P2">poner un break en bucle for</text:p>
      <text:p text:style-name="P2"/>
      <text:p text:style-name="P2">return dentro del for</text:p>
      <text:p text:style-name="P1"/>
      <text:p text:style-name="P1">De cada ejercicio se tiene que propocionar el main que has usado para ver el correcto funcionamiento. Si este main es escaso y se deja orciones de algoritmos sin cubrir bajara la nota. Si es demasiado escasa, bajara la nota.</text:p>
      <text:p text:style-name="Standard"/>
      <text:p text:style-name="P1">2 puntos Nota minima 7, Implementa la siguiente funcion. _&gt; 20 min</text:p>
      <text:p text:style-name="P1">2 puntos Nota minima 7, Implementa la siguiente funcion. → 20 min</text:p>
      <text:p text:style-name="P1">2 puntos. Nota minima 4, Implementa la siguiente clase: → 30 min</text:p>
      <text:p text:style-name="P1">- Atributos</text:p>
      <text:p text:style-name="P1"><text:tab/>- ...</text:p>
      <text:p text:style-name="P1">- Properties</text:p>
      <text:p text:style-name="P1"><text:tab/>- ...</text:p>
      <text:p text:style-name="P1">- Constructores</text:p>
      <text:p text:style-name="P1"><text:tab/>- ...</text:p>
      <text:p text:style-name="P1">- Metodos</text:p>
      <text:p text:style-name="P1"><text:tab/>- …</text:p>
      <text:p text:style-name="P1"/>
      <text:p text:style-name="P1">2 puntos. Implementa la siguiente clase, pon los atributos, constructores y metodos que veas necesarios. (hacer una clase muy concreta) <text:s/>→ 30 min</text:p>
      <text:p text:style-name="P1">3 puntos. <text:span text:style-name="T1">Nota minima 3.</text:span> Se desea realizar una aplicación que consta de …. Segun las siguientes especificaciones haz las clases que necesites. (clases con herencias que interaccionen entre si) → 1:20 min</text:p>
      <text:p text:style-name="P1"/>
      <text:p text:style-name="P2">UN STACK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1T17:33:26.679000000</meta:creation-date>
    <dc:date>2024-05-31T20:39:08.065000000</dc:date>
    <meta:editing-duration>PT2H21M29S</meta:editing-duration>
    <meta:editing-cycles>1</meta:editing-cycles>
    <meta:document-statistic meta:table-count="0" meta:image-count="0" meta:object-count="0" meta:page-count="1" meta:paragraph-count="23" meta:word-count="230" meta:character-count="1280" meta:non-whitespace-character-count="1068"/>
    <meta:generator>LibreOffice/24.2.0.3$Windows_X86_64 LibreOffice_project/da48488a73ddd66ea24cf16bbc4f7b9c08e9bea1</meta:generator>
  </office:meta>
</office:document-meta>
</file>